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7" draw:layer="layout" svg:width="22.8cm" svg:height="15.443cm" svg:x="3.2cm" svg:y="5.6cm">
          <draw:text-box>
            <text:list text:style-name="L1">
              <text:list-header>
                <text:p text:style-name="P6"><text:span text:style-name="T5">function test(</text:span><text:span text:style-name="T6">&amp;</text:span><text:span text:style-name="T5">$a, $b =5) {</text:span></text:p>
                <text:list>
                  <text:list-header>
                    <text:p text:style-name="P6"><text:span text:style-name="T5">$a = $a + 10 ;</text:span></text:p>
                    <text:p text:style-name="P6"><text:span text:style-name="T5">return $a+$b ;</text:span></text:p>
                    <text:p text:style-name="P6"><text:span text:style-name="T5"/></text:p>
                  </text:list-header>
                </text:list>
                <text:p text:style-name="P6"><text:span text:style-name="T5">}</text:span></text:p>
                <text:p text:style-name="P6"><text:span text:style-name="T5">echo test(4) ; // 9</text:span></text:p>
                <text:p text:style-name="P6"><text:span text:style-name="T5">echo $a ; // 14</text:span></text:p>
                <text:p text:style-name="P6"><text:span text:style-name="T5"/></text:p>
                <text:p text:style-name="P6"><text:span text:style-name="T5">La reference (&amp;) permet de changer la valeur d’un paramétré dans l’ensemble du script.</text:span></text:p>
                <text:p text:style-name="P6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2T23:14:17.409860927</dc:date>
    <meta:editing-duration>P1DT9H59M16S</meta:editing-duration>
    <meta:editing-cycles>45</meta:editing-cycles>
    <meta:generator>LibreOffice/5.2.7.2$Linux_x86 LibreOffice_project/20m0$Build-2</meta:generator>
    <meta:document-statistic meta:object-count="91"/>
  </office:meta>
</office:document-meta>
</file>